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55e" officeooo:paragraph-rsid="0015b5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X LAB 1</text:p>
      <text:p text:style-name="P1"/>
      <text:p text:style-name="P1">Program 1</text:p>
      <text:p text:style-name="P1"/>
      <text:p text:style-name="P1">#!/bin/sh</text:p>
      <text:p text:style-name="P1"/>
      <text:p text:style-name="P1">x=0</text:p>
      <text:p text:style-name="P1"/>
      <text:p text:style-name="P1">if [ $1 -lt $x ] || [ $2 -lt $x ]</text:p>
      <text:p text:style-name="P1">then</text:p>
      <text:p text:style-name="P1">echo "Invalid Input,Please Try Again"</text:p>
      <text:p text:style-name="P1">elif [ $1 -gt $2 ]</text:p>
      <text:p text:style-name="P1">then</text:p>
      <text:p text:style-name="P1">echo "scale=2; $2/$1" | bc</text:p>
      <text:p text:style-name="P1">else</text:p>
      <text:p text:style-name="P1">echo "scale=2; $1/$2" | bc</text:p>
      <text:p text:style-name="P1">fi</text:p>
      <text:p text:style-name="P1"/>
      <text:p text:style-name="P1"/>
      <text:p text:style-name="P1"/>
      <text:p text:style-name="P1"/>
      <text:p text:style-name="P1"/>
      <text:p text:style-name="P1"/>
      <text:p text:style-name="P1">Program2</text:p>
      <text:p text:style-name="P1">#!/bin/sh</text:p>
      <text:p text:style-name="P1"/>
      <text:p text:style-name="P1">echo "current user is"</text:p>
      <text:p text:style-name="P1">whoami</text:p>
      <text:p text:style-name="P1"/>
      <text:p text:style-name="P1">echo "Home directory is"</text:p>
      <text:p text:style-name="P1"/>
      <text:p text:style-name="P1">echo `$HOME`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3</text:p>
      <text:p text:style-name="P1">#!/bin/sh</text:p>
      <text:p text:style-name="P1"/>
      <text:p text:style-name="P1">array=()</text:p>
      <text:p text:style-name="P1"/>
      <text:p text:style-name="P1">for i in {0..4}</text:p>
      <text:p text:style-name="P1">do</text:p>
      <text:p text:style-name="P1"><text:soft-page-break/>echo "Enter the Element $i"</text:p>
      <text:p text:style-name="P1">read array[$i]</text:p>
      <text:p text:style-name="P1">done</text:p>
      <text:p text:style-name="P1"/>
      <text:p text:style-name="P1">for i in {0..4}</text:p>
      <text:p text:style-name="P1">do</text:p>
      <text:p text:style-name="P1">for j in {0..3}</text:p>
      <text:p text:style-name="P1">do</text:p>
      <text:p text:style-name="P1">if [ ${array[$j]} -gt ${array[$j+1]} ]</text:p>
      <text:p text:style-name="P1">then</text:p>
      <text:p text:style-name="P1">temp=${array[$j]}</text:p>
      <text:p text:style-name="P1">array[$j]=${array[$j+1]}</text:p>
      <text:p text:style-name="P1">array[$j+1]=$temp</text:p>
      <text:p text:style-name="P1">fi</text:p>
      <text:p text:style-name="P1">done</text:p>
      <text:p text:style-name="P1">done</text:p>
      <text:p text:style-name="P1"/>
      <text:p text:style-name="P1"/>
      <text:p text:style-name="P1"/>
      <text:p text:style-name="P1"/>
      <text:p text:style-name="P1">max=${array[4]}</text:p>
      <text:p text:style-name="P1">min=${array[0]}</text:p>
      <text:p text:style-name="P1">count=1</text:p>
      <text:p text:style-name="P1"/>
      <text:p text:style-name="P1">for j in {0..3}</text:p>
      <text:p text:style-name="P1">do</text:p>
      <text:p text:style-name="P1">curr=${array[$j]}</text:p>
      <text:p text:style-name="P1">if [ ${array[$j+1]} -eq $curr ]</text:p>
      <text:p text:style-name="P1">then</text:p>
      <text:p text:style-name="P1">((count++))</text:p>
      <text:p text:style-name="P1">else</text:p>
      <text:p text:style-name="P1">echo "$curr appears $count times"</text:p>
      <text:p text:style-name="P1">count=1</text:p>
      <text:p text:style-name="P1">fi</text:p>
      <text:p text:style-name="P1">done</text:p>
      <text:p text:style-name="P1"/>
      <text:p text:style-name="P1">if [ $count -eq 1 ]</text:p>
      <text:p text:style-name="P1">then</text:p>
      <text:p text:style-name="P1">echo "${array[4]} appears 1 times"</text:p>
      <text:p text:style-name="P1">fi</text:p>
      <text:p text:style-name="P1"/>
      <text:p text:style-name="P1"/>
      <text:p text:style-name="P1">echo "MAX = $max"</text:p>
      <text:p text:style-name="P1">echo "MIN = $min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ogram 4</text:p>
      <text:p text:style-name="P1"/>
      <text:p text:style-name="P1">#!/bin/sh</text:p>
      <text:p text:style-name="P1"/>
      <text:p text:style-name="P1">array=()</text:p>
      <text:p text:style-name="P1">pos=0</text:p>
      <text:p text:style-name="P1">neg=0</text:p>
      <text:p text:style-name="P1">zero=0</text:p>
      <text:p text:style-name="P1"/>
      <text:p text:style-name="P1">for i in {0..9}</text:p>
      <text:p text:style-name="P1">do</text:p>
      <text:p text:style-name="P1">echo "Enter the Element $i"</text:p>
      <text:p text:style-name="P1">read array[$i]</text:p>
      <text:p text:style-name="P1">if [ ${array[$i]} -gt 0 ]</text:p>
      <text:p text:style-name="P1">then</text:p>
      <text:p text:style-name="P1">((pos++))</text:p>
      <text:p text:style-name="P1">elif [ ${array[$i]} -lt 0 ]</text:p>
      <text:p text:style-name="P1">then</text:p>
      <text:p text:style-name="P1">((neg++))</text:p>
      <text:p text:style-name="P1">else</text:p>
      <text:p text:style-name="P1">((zero++))</text:p>
      <text:p text:style-name="P1">fi</text:p>
      <text:p text:style-name="P1">done</text:p>
      <text:p text:style-name="P1"/>
      <text:p text:style-name="P1">echo "NUmber of positives = $pos"</text:p>
      <text:p text:style-name="P1">echo "NUmber of negatives = $neg"</text:p>
      <text:p text:style-name="P1">echo "NUmber of zeros = $zero"</text:p>
      <text:p text:style-name="P1"/>
      <text:p text:style-name="P1">for i in {0..9}</text:p>
      <text:p text:style-name="P1">do</text:p>
      <text:p text:style-name="P1">for j in {0..8}</text:p>
      <text:p text:style-name="P1">do</text:p>
      <text:p text:style-name="P1">if [ ${array[$j]} -gt ${array[$j+1]} ]</text:p>
      <text:p text:style-name="P1">then</text:p>
      <text:p text:style-name="P1">temp=${array[$j]}</text:p>
      <text:p text:style-name="P1">array[$j]=${array[$j+1]}</text:p>
      <text:p text:style-name="P1">array[$j+1]=$temp</text:p>
      <text:p text:style-name="P1">fi</text:p>
      <text:p text:style-name="P1">done</text:p>
      <text:p text:style-name="P1">done</text:p>
      <text:p text:style-name="P1"/>
      <text:p text:style-name="P1">for i in {0..9}</text:p>
      <text:p text:style-name="P1">do</text:p>
      <text:p text:style-name="P1">echo "${array[$i]}"</text:p>
      <text:p text:style-name="P1">don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ogram 5</text:p>
      <text:p text:style-name="P1">#!/bin/sh</text:p>
      <text:p text:style-name="P1">r=0</text:p>
      <text:p text:style-name="P1">for i in {1..999}</text:p>
      <text:p text:style-name="P1">do</text:p>
      <text:p text:style-name="P1">r=$i</text:p>
      <text:p text:style-name="P1">sum=0</text:p>
      <text:p text:style-name="P1"><text:tab/>while [ $r -gt 0 ]</text:p>
      <text:p text:style-name="P1"><text:tab/>do</text:p>
      <text:p text:style-name="P1"><text:tab/>x=$(($r % 10))</text:p>
      <text:p text:style-name="P1"><text:tab/>x=$(($x*$x*$x))</text:p>
      <text:p text:style-name="P1"><text:tab/>sum=$(($sum+$x))</text:p>
      <text:p text:style-name="P1"><text:tab/>r=$(($r/10))</text:p>
      <text:p text:style-name="P1"><text:tab/>done</text:p>
      <text:p text:style-name="P1"/>
      <text:p text:style-name="P1">if [ $sum -eq $i ]</text:p>
      <text:p text:style-name="P1">then</text:p>
      <text:p text:style-name="P1">echo "$i"</text:p>
      <text:p text:style-name="P1">fi</text:p>
      <text:p text:style-name="P1">done</text:p>
      <text:p text:style-name="P1"/>
      <text:p text:style-name="P1"><text:s/><text:tab/><text:tab/></text:p>
      <text:p text:style-name="P1"/>
      <text:p text:style-name="P1"/>
      <text:p text:style-name="P1"/>
      <text:p text:style-name="P1"/>
      <text:p text:style-name="P1"/>
      <text:p text:style-name="P1">Program 6</text:p>
      <text:p text:style-name="P1"/>
      <text:p text:style-name="P1">#!/bin/sh</text:p>
      <text:p text:style-name="P1"/>
      <text:p text:style-name="P1">a="ls -1"</text:p>
      <text:p text:style-name="P1"/>
      <text:p text:style-name="P1">$a</text:p>
      <text:p text:style-name="P1"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43:25.613283021</meta:creation-date>
    <dc:date>2018-08-14T15:47:23.851804571</dc:date>
    <meta:editing-duration>PT3M58S</meta:editing-duration>
    <meta:editing-cycles>1</meta:editing-cycles>
    <meta:document-statistic meta:table-count="0" meta:image-count="0" meta:object-count="0" meta:page-count="4" meta:paragraph-count="123" meta:word-count="273" meta:character-count="1443" meta:non-whitespace-character-count="1279"/>
    <meta:generator>LibreOffice/5.1.4.2$Linux_X86_64 LibreOffice_project/10m0$Build-2</meta:generator>
  </office:meta>
</office:document-meta>
</file>